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micAdapterFactory.resolve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micAdapterFactory.RmicAdapt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micAdapterFactory.getRmic( String rmicType , Task task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